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use-window-font-color="true" style:font-name="Arial" fo:font-size="14pt" fo:language="en" fo:country="none" style:text-underline-style="none" fo:font-weight="normal" style:font-size-asian="14pt" style:font-weight-asian="normal"/>
    </style:style>
    <style:style style:name="P2" style:family="paragraph" style:parent-style-name="Standard">
      <style:text-properties officeooo:rsid="00136339" officeooo:paragraph-rsid="00136339"/>
    </style:style>
    <style:style style:name="P3" style:family="paragraph" style:parent-style-name="Standard">
      <style:paragraph-properties fo:margin-top="0in" fo:margin-bottom="0.139in" loext:contextual-spacing="false" fo:line-height="115%"/>
    </style:style>
    <style:style style:name="P4" style:family="paragraph" style:parent-style-name="Standard">
      <style:paragraph-properties fo:margin-top="0in" fo:margin-bottom="0.139in" loext:contextual-spacing="false" fo:line-height="115%"/>
      <style:text-properties officeooo:paragraph-rsid="0013cf8a"/>
    </style:style>
    <style:style style:name="P5" style:family="paragraph" style:parent-style-name="Standard">
      <style:paragraph-properties fo:margin-top="0in" fo:margin-bottom="0.139in" loext:contextual-spacing="false" fo:line-height="115%"/>
      <style:text-properties style:font-name="Arial" fo:font-size="14pt" fo:language="en" fo:country="none" style:font-size-asian="14pt"/>
    </style:style>
    <style:style style:name="P6" style:family="paragraph" style:parent-style-name="Standard">
      <style:paragraph-properties fo:margin-top="0in" fo:margin-bottom="0.139in" loext:contextual-spacing="false" fo:line-height="115%"/>
      <style:text-properties style:use-window-font-color="true" style:font-name="Arial" fo:font-size="14pt" fo:language="en" fo:country="none" style:text-underline-style="none" fo:font-weight="normal" style:font-size-asian="14pt" style:font-weight-asian="normal"/>
    </style:style>
    <style:style style:name="P7" style:family="paragraph" style:parent-style-name="Standard">
      <style:paragraph-properties fo:margin-top="0in" fo:margin-bottom="0.139in" loext:contextual-spacing="false" fo:line-height="115%"/>
      <style:text-properties style:use-window-font-color="true" style:font-name="Courier" fo:font-size="11pt" fo:language="en" fo:country="none" style:text-underline-style="none" fo:font-weight="normal" style:font-size-asian="11pt" style:font-weight-asian="normal"/>
    </style:style>
    <style:style style:name="P8" style:family="paragraph" style:parent-style-name="Standard">
      <style:paragraph-properties fo:margin-top="0in" fo:margin-bottom="0.139in" loext:contextual-spacing="false" fo:line-height="115%"/>
      <style:text-properties style:use-window-font-color="true" style:font-name="Courier" fo:font-size="14pt" fo:language="en" fo:country="none" style:text-underline-style="none" fo:font-weight="normal" style:font-size-asian="14pt" style:font-weight-asian="normal"/>
    </style:style>
    <style:style style:name="P9" style:family="paragraph" style:parent-style-name="Standard">
      <style:paragraph-properties fo:margin-top="0in" fo:margin-bottom="0.139in" loext:contextual-spacing="false" fo:line-height="115%"/>
      <style:text-properties officeooo:rsid="0013cf8a" officeooo:paragraph-rsid="0013cf8a"/>
    </style:style>
    <style:style style:name="P10" style:family="paragraph" style:parent-style-name="Standard">
      <style:paragraph-properties fo:margin-top="0in" fo:margin-bottom="0.139in" loext:contextual-spacing="false" fo:line-height="115%"/>
      <style:text-properties officeooo:rsid="0013dea6" officeooo:paragraph-rsid="00152ca8"/>
    </style:style>
    <style:style style:name="P11" style:family="paragraph" style:parent-style-name="Standard" style:master-page-name="Standard">
      <style:paragraph-properties fo:margin-top="0in" fo:margin-bottom="0.139in" loext:contextual-spacing="false" fo:line-height="115%" style:page-number="auto"/>
    </style:style>
    <style:style style:name="T1" style:family="text">
      <style:text-properties style:font-name="Arial" fo:font-size="14pt" fo:language="en" fo:country="none" style:font-size-asian="14pt"/>
    </style:style>
    <style:style style:name="T2" style:family="text">
      <style:text-properties style:font-name="Arial" fo:font-size="14pt" fo:language="en" fo:country="none" fo:font-weight="bold" style:font-size-asian="14pt" style:font-weight-asian="bold"/>
    </style:style>
    <style:style style:name="T3" style:family="text">
      <style:text-properties style:font-name="Arial" fo:font-size="14pt" fo:language="en" fo:country="none" fo:font-weight="normal" style:font-size-asian="14pt" style:font-weight-asian="normal"/>
    </style:style>
    <style:style style:name="T4" style:family="text">
      <style:text-properties style:font-name="Courier" fo:font-size="16pt" fo:language="en" fo:country="none" style:font-size-asian="16pt"/>
    </style:style>
    <style:style style:name="T5" style:family="text">
      <style:text-properties fo:language="en" fo:country="none"/>
    </style:style>
    <style:style style:name="T6" style:family="text">
      <style:text-properties fo:color="#ff0000" style:font-name="Arial" fo:font-size="14pt" fo:language="en" fo:country="none" fo:font-weight="normal" style:font-size-asian="14pt" style:font-weight-asian="normal"/>
    </style:style>
    <style:style style:name="T7" style:family="text">
      <style:text-properties fo:color="#ff0000" style:font-name="Arial" fo:font-size="14pt" fo:language="en" fo:country="none" style:text-underline-style="none" fo:font-weight="bold" style:font-size-asian="14pt" style:font-weight-asian="bold"/>
    </style:style>
    <style:style style:name="T8" style:family="text">
      <style:text-properties fo:color="#ff0000" style:font-name="Courier" fo:font-size="16pt" fo:language="en" fo:country="none" fo:font-weight="bold" style:font-size-asian="16pt" style:font-weight-asian="bold"/>
    </style:style>
    <style:style style:name="T9" style:family="text">
      <style:text-properties fo:color="#ff0000" style:text-position="super 58%" style:font-name="Arial" fo:font-size="14pt" fo:language="en" fo:country="none" style:text-underline-style="none" fo:font-weight="normal" style:font-size-asian="14pt" style:font-weight-asian="normal"/>
    </style:style>
    <style:style style:name="T10" style:family="text">
      <style:text-properties style:use-window-font-color="true" style:font-name="Arial" fo:font-size="14pt" fo:language="en" fo:country="none" fo:font-weight="normal" style:font-size-asian="14pt" style:font-weight-asian="normal"/>
    </style:style>
    <style:style style:name="T11" style:family="text">
      <style:text-properties style:use-window-font-color="true" style:font-name="Arial" fo:font-size="14pt" fo:language="en" fo:country="none" style:text-underline-style="none" fo:font-weight="normal" style:font-size-asian="14pt" style:font-weight-asian="normal"/>
    </style:style>
    <style:style style:name="T12" style:family="text">
      <style:text-properties style:use-window-font-color="true" style:font-name="Arial" fo:font-size="14pt" fo:language="en" fo:country="none" style:text-underline-style="none" fo:font-weight="normal" officeooo:rsid="00136339" style:font-size-asian="14pt" style:font-weight-asian="normal"/>
    </style:style>
    <style:style style:name="T13" style:family="text">
      <style:text-properties style:use-window-font-color="true" style:font-name="Arial" fo:font-size="16pt" fo:language="en" fo:country="US" style:text-underline-style="none" fo:font-weight="normal" style:font-size-asian="16pt" style:font-weight-asian="normal"/>
    </style:style>
    <style:style style:name="T14" style:family="text">
      <style:text-properties style:use-window-font-color="true" style:font-name="Courier" fo:font-size="16pt" fo:language="en" fo:country="none" fo:font-weight="normal" style:font-size-asian="16pt" style:font-weight-asian="normal"/>
    </style:style>
    <style:style style:name="T15" style:family="text">
      <style:text-properties style:use-window-font-color="true" style:font-name="Courier" fo:font-size="16pt" fo:language="en" fo:country="none" style:text-underline-style="none" fo:font-weight="normal" style:font-size-asian="16pt" style:font-weight-asian="normal"/>
    </style:style>
    <style:style style:name="T16" style:family="text">
      <style:text-properties style:use-window-font-color="true" style:font-name="Courier" fo:font-size="16pt" fo:language="en" fo:country="none" style:text-underline-style="none" fo:font-weight="normal" officeooo:rsid="00136339" style:font-size-asian="16pt" style:font-weight-asian="normal"/>
    </style:style>
    <style:style style:name="T17" style:family="text">
      <style:text-properties style:use-window-font-color="true" style:font-name="Courier" fo:font-size="16pt" fo:language="en" fo:country="none" style:text-underline-style="none" fo:font-weight="normal" officeooo:rsid="0013cf8a" style:font-size-asian="16pt" style:font-weight-asian="normal"/>
    </style:style>
    <style:style style:name="T18" style:family="text">
      <style:text-properties style:use-window-font-color="true" style:font-name="Courier" fo:font-size="14pt" fo:language="en" fo:country="none" style:text-underline-style="none" fo:font-weight="normal" style:font-size-asian="14pt" style:font-weight-asian="normal" style:font-size-complex="14pt"/>
    </style:style>
    <style:style style:name="T19" style:family="text">
      <style:text-properties style:use-window-font-color="true" style:font-name="Courier" fo:font-size="14pt" fo:language="en" fo:country="none" style:text-underline-style="none" fo:font-weight="normal" officeooo:rsid="0013cf8a" style:font-size-asian="14pt" style:font-weight-asian="normal" style:font-size-complex="14pt"/>
    </style:style>
    <style:style style:name="T20" style:family="text">
      <style:text-properties style:use-window-font-color="true" style:font-name="Arial1" fo:font-size="14pt" fo:language="en" fo:country="none" style:text-underline-style="none" fo:font-weight="normal" style:font-size-asian="12.25pt" style:font-weight-asian="normal" style:font-size-complex="14pt"/>
    </style:style>
    <style:style style:name="T21" style:family="text">
      <style:text-properties style:use-window-font-color="true" style:font-name="Arial1" fo:font-size="14pt" fo:language="en" fo:country="none" style:text-underline-style="none" fo:font-weight="normal" officeooo:rsid="0013dea6" style:font-size-asian="12.25pt" style:font-weight-asian="normal" style:font-size-complex="14pt"/>
    </style:style>
    <style:style style:name="T22" style:family="text">
      <style:text-properties style:use-window-font-color="true" style:font-name="Arial1" fo:font-size="14pt" fo:language="en" fo:country="none" style:text-underline-style="none" fo:font-weight="normal" style:font-size-asian="14pt" style:font-weight-asian="normal"/>
    </style:style>
    <style:style style:name="T23" style:family="text">
      <style:text-properties style:use-window-font-color="true" style:font-name="Arial1" fo:font-size="14pt" fo:language="en" fo:country="none" style:text-underline-style="none" fo:font-weight="normal" officeooo:rsid="00152ca8" style:font-size-asian="14pt" style:font-weight-asian="normal"/>
    </style:style>
    <style:style style:name="T24" style:family="text">
      <style:text-properties style:use-window-font-color="true" style:font-name="Courier New" fo:font-size="14pt" fo:language="en" fo:country="none" style:text-underline-style="none" fo:font-weight="normal" style:font-size-asian="12.25pt" style:font-weight-asian="normal" style:font-size-complex="14pt"/>
    </style:style>
    <style:style style:name="T25" style:family="text">
      <style:text-properties style:use-window-font-color="true" style:font-name="Courier New" fo:font-size="14pt" fo:language="en" fo:country="none" style:text-underline-style="none" fo:font-weight="normal" style:font-size-asian="14pt" style:font-weight-asian="normal"/>
    </style:style>
    <style:style style:name="T26" style:family="text">
      <style:text-properties style:use-window-font-color="true" style:font-name="Courier New" fo:font-size="14pt" fo:language="en" fo:country="none" style:text-underline-style="none" fo:font-weight="normal" officeooo:rsid="00152ca8" style:font-size-asian="14pt"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You may add your own palettes to this folder ( </text:span><text:span text:style-name="T4">color_palettes/</text:span><text:span text:style-name="T1"> ), and they will be recognized and utilized by SoftMoon WebWare’s JavaScript and PHP code base, as long as they follow the formatting rules below:</text:span></text:p>
      <text:p text:style-name="P3"><text:span text:style-name="T1">Note the basic Json structure in the existing palette files, and copy it, with the following cautions and possibilities:</text:span></text:p>
      <text:p text:style-name="P5"/>
      <text:p text:style-name="P3"><text:span text:style-name="T1">.txt files (or similar) should be in “loose” Json format, that is, they may contain whitespace. <text:s/>All property identifiers </text:span><text:span text:style-name="T2">including numerical identifiers</text:span><text:span text:style-name="T3"> and any of their values that are strings, </text:span><text:span text:style-name="T2">must</text:span><text:span text:style-name="T3"> be quoted with "strait" double quotes (no single quotes or <text:s/>“curly” quotes). <text:s/>If the quoted identifiers or values must contain a strait double-quote, then it must be escaped with a </text:span><text:span text:style-name="T6">\</text:span><text:span text:style-name="T10"> character like this:</text:span></text:p>
      <text:p text:style-name="P3"><text:span text:style-name="T14">"property": "my </text:span><text:span text:style-name="T8">\"</text:span><text:span text:style-name="T14">value</text:span><text:span text:style-name="T8">\"</text:span><text:span text:style-name="T14"> of this property"</text:span></text:p>
      <text:p text:style-name="P3"><text:span text:style-name="T10">If you need to use the \ character, it must be escaped using itself like this:</text:span></text:p>
      <text:p text:style-name="P3"><text:span text:style-name="T14">"property": "the path to my file is: C:myFolder</text:span><text:span text:style-name="T8">\\</text:span><text:span text:style-name="T14">myFile.php"</text:span></text:p>
      <text:p text:style-name="P3"><text:span text:style-name="T10">You may not escape any other characters with the \ character.</text:span></text:p>
      <text:p text:style-name="P3"><text:span text:style-name="T11"/></text:p>
      <text:p text:style-name="P3"><text:span text:style-name="T11"><text:s/>Palette names may not contain either character </text:span><text:span text:style-name="T7"><text:s/>: <text:s/>(</text:span></text:p>
      <text:p text:style-name="P3"><text:span text:style-name="T11">but color names may contain any including those characters.</text:span></text:p>
      <text:p text:style-name="P3"><text:span text:style-name="T11">Color names that are either •prefixed with whitespace or •enclosed within the characters found in the Array in the property </text:span><text:span text:style-name="T15">SoftMoon.WebWare.buildPaletteTable.refColorHTML</text:span><text:span text:style-name="T11"> are valid names of reference, but when displayed by the “buildPaletteTable” function, it is the color’s definition listed, not the color’s name. <text:s/>These enclosing characters are by default </text:span><text:span text:style-name="T7">« »</text:span></text:p>
      <text:p text:style-name="P3"><text:soft-page-break/><text:span text:style-name="T11">Similarly, color definitions that are either •prefixed with whitespace or •enclosed within the characters found in the Array in the property </text:span><text:span text:style-name="T15">SoftMoon.WebWare.buildPaletteTable.refColorHTML</text:span><text:span text:style-name="T11"> <text:s/>are added into the table structure created by the “buildPaletteTable” function, but instead of replacing the color name, the definition text is placed within a &lt;div&gt;&lt;/div&gt; inside the color swatch &lt;td&gt;&lt;/td&gt; (the first column).</text:span></text:p>
      <text:p text:style-name="P7"/>
      <text:p text:style-name="P3"><text:span text:style-name="T11">The colors may be defined any way that SoftMoon WebWare’s </text:span><text:span text:style-name="T16">RGB_Calc</text:span><text:span text:style-name="T11"> </text:span><text:span text:style-name="T12">class</text:span><text:span text:style-name="T11"> can interpret (see the comments and documentation of that file) which may be a string or an array of decimal RGB values. <text:s/>This allows you to create palettes with a format that is most usable for your other custom code projects. <text:s/>This includes defining colors as other colors:</text:span></text:p>
      <text:p text:style-name="P3"><text:span text:style-name="T15">{"myPalette": {"palette": {</text:span></text:p>
      <text:p text:style-name="P3"><text:span text:style-name="T15">"My Favorite Color": "blue",</text:span></text:p>
      <text:p text:style-name="P3"><text:span text:style-name="T15">"My Favorite Specific Color": "X11: Turquoise1",</text:span></text:p>
      <text:p text:style-name="P3"><text:span text:style-name="T15">"My Favorite Alias Color": "myPalette: My Favorite Specific Color"</text:span></text:p>
      <text:p text:style-name="P3"><text:span text:style-name="T15">} } }</text:span></text:p>
      <text:p text:style-name="P3"><text:span text:style-name="T11">Note in the first color of the example above, “blue” is looked for in the “default palette”, which is initially (by default) the “HTML” palette. <text:s/>(The default palette name in JavaScript is found in the following property: <text:s/></text:span><text:span text:style-name="T15">SoftMoon.defaultPalette</text:span><text:span text:style-name="T11"> )</text:span></text:p>
      <text:p text:style-name="P3"><text:span text:style-name="T11">You may chain color definitions (defining colors as other colors) multiple times from one color to the next, through the same palette or multiple palettes, but it must end at some point with a non-palette </text:span><text:soft-page-break/><text:span text:style-name="T11">color-model recognized by the </text:span><text:span text:style-name="T16">RGB_Calc</text:span><text:span text:style-name="T11"> <text:s/></text:span><text:span text:style-name="T12">class </text:span><text:span text:style-name="T11">function</text:span><text:span text:style-name="T12">s</text:span><text:span text:style-name="T11"> (hex, RGB, CMYK, etc...)</text:span></text:p>
      <text:p text:style-name="P6"/>
      <text:p text:style-name="P3"><text:span text:style-name="T11">The palette name(s) should be property(ies) at the top level of the defined Json object. <text:s/>(You may define more than one palette per file.) <text:s/>The value(s) of these property(ies) should be objects with the following recognized properties:</text:span></text:p>
      <text:p text:style-name="Standard"><text:span text:style-name="T15">palette: {}</text:span></text:p>
      <text:p text:style-name="Standard"><text:span text:style-name="T15">requireSubindex: ("true" <text:s/>|| "false")</text:span></text:p>
      <text:p text:style-name="Standard"><text:span text:style-name="T15">header: ("headerText" || ["headerText1","headerText2",</text:span><text:span text:style-name="T13">…</text:span><text:span text:style-name="T15">]) <text:s/></text:span></text:p>
      <text:p text:style-name="Standard"><text:span text:style-name="T15">footer: ("footerText" || ["footerText1","footerText2",</text:span><text:span text:style-name="T13">…</text:span><text:span text:style-name="T15">])</text:span></text:p>
      <text:p text:style-name="P2"><text:span text:style-name="T15">config: { /*RGB_Calc config specs*/ }</text:span></text:p>
      <text:p text:style-name="Standard"><text:span text:style-name="T15">getColor: function() {}</text:span></text:p>
      <text:p text:style-name="Standard"><text:span text:style-name="T15">buildPaletteHTML: function() {}</text:span></text:p>
      <text:p text:style-name="P1"/>
      <text:p text:style-name="P3"><text:span text:style-name="T11">The “palette” value is the data object for the palette and will be copied into the Palette Object created internally. <text:s/>This “palette” property is the only required property of the palette definition. <text:s/>Each data member, each a property of the “palette” data object, has a property name corresponding to either the color name, or the name of another sub-palette. <text:s/>Sub-palettes may contain more colors or sub-palettes.</text:span></text:p>
      <text:p text:style-name="P3"><text:span text:style-name="T11">The “requireSubindex” property controls whether or not the names of sub-palettes are required to find the proper color. <text:s/>If all the colors on a palette and the sub-palettes therein have different names, the names of the sub palettes are irrelevant, and may be ignored (as in the Crayola palette</text:span><text:span text:style-name="T9">‡</text:span><text:span text:style-name="T11">). <text:s/>If colors in different sub-palettes have the same name (as in the Brewer palette) the sub-palette name is required. <text:s/>If the “requireSubindex” property is “true” then the standard </text:span><text:span text:style-name="T18">getColor()</text:span><text:span text:style-name="T11"> method requires sub-indexing color names, and the generated event handlers on the HTML table return full sub-palette </text:span><text:soft-page-break/><text:span text:style-name="T11">indexing; and logically the opposite is true for “false”. <text:s/>By default, if no value is passed for “requireSubindex”, the sub-palette name(s) is(are) not required by </text:span><text:span text:style-name="T18">getColor()</text:span><text:span text:style-name="T11"> to be indexed (conflicting sub-indexes will produce the value from the first one created), but the HTML table’s event handlers will return fully indexed color names.</text:span></text:p>
      <text:p text:style-name="P3"><text:span text:style-name="T11">(</text:span><text:span text:style-name="T9">‡</text:span><text:span text:style-name="T11">You may want to modify the Crayola palette file and remove the line setting “requireSubindex” to “false”. <text:s/>As noted, this will cause clicking on the colors to include sub-index info, but if you type in a Crayola color without the sub-index, it will still be recognized.)</text:span></text:p>
      <text:p text:style-name="P3"><text:span text:style-name="T11">Headers and footers may be a single string of HTML or an array of these strings. <text:s/>These will each get their own row within a &lt;thead&gt; or &lt;tfoot&gt; section of the JavaScript-generated HTML table.</text:span></text:p>
      <text:p text:style-name="P10"><text:span text:style-name="T11">The </text:span><text:span text:style-name="T25">RGB_Calc</text:span><text:span text:style-name="T22"> class uses a </text:span><text:span text:style-name="T25">.config</text:span><text:span text:style-name="T22"> property to manage options, including how it interprets unlabeled Hue-Angles (degrees, radians, gradians, etc.) and whether values are defined as factors from </text:span><text:span text:style-name="T25">0-1</text:span><text:span text:style-name="T22">, or bytes, percents, or the specified hue-angle-units. <text:s/>If you always define colors with specifiers (i.e. </text:span><text:span text:style-name="T25">HSV(78deg, 40%, 50%)</text:span><text:span text:style-name="T22">) instead of relying on defaults (</text:span><text:span text:style-name="T25">HSV(78, 40, 50)</text:span><text:span text:style-name="T22">), there is no need to worry about the </text:span><text:span text:style-name="T25">.config</text:span><text:span text:style-name="T22"> property. <text:s/>But if you want to use the shorthand version in your palette, </text:span><text:span text:style-name="T23">you can specify the default setting for your palette using the</text:span><text:span text:style-name="T22"> </text:span><text:span text:style-name="T25">config</text:span><text:span text:style-name="T22"> property </text:span><text:span text:style-name="T23">of your palette. <text:s/>See the </text:span><text:span text:style-name="T26">RG</text:span><text:span text:style-name="T25">B_Calc</text:span><text:span text:style-name="T22"> class </text:span><text:span text:style-name="T23">file for details.</text:span></text:p>
      <text:p text:style-name="P4"><text:span text:style-name="T11">If you want to create a palette with data that is arranged in a different way, you may define your own JavaScript “getColor” function through the </text:span><text:span text:style-name="T18">.getColor()</text:span><text:span text:style-name="T11"> property of the palette, and also your own “buildPaletteHTML” function. <text:s/>The former should return a color value that is interpretable by SoftMoon WebWare’s JavaScript </text:span><text:span text:style-name="T19">RGB_Calc</text:span><text:span text:style-name="T17"> </text:span><text:span text:style-name="T12">class</text:span><text:span text:style-name="T11">, while the latter should return a DOM element that can be inserted into the document. <text:s/>This DOM element should be complete with event handlers ready to go.</text:span></text:p>
      <text:p text:style-name="P9"><text:span text:style-name="T11">However, by default, the <text:s/></text:span><text:span text:style-name="T18">RGB_Calc</text:span><text:span text:style-name="T20"> class uses </text:span><text:span text:style-name="T24">JSON.parse()</text:span><text:span text:style-name="T20"> </text:span><text:soft-page-break/><text:span text:style-name="T20">which will not recognize these functions. <text:s/>They must be added as if they were desktop palettes using a seperate JavaScript file linked in the HTML document, not via ajax; --- or the Ajax palette loader must be changed to </text:span><text:span text:style-name="T24">eval()</text:span><text:span text:style-name="T20"> the palette </text:span><text:span text:style-name="T21">(see the comments in the file)</text:spa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4T17:21:14.616000000</dc:date>
    <meta:editing-duration>PT3M18S</meta:editing-duration>
    <meta:editing-cycles>1</meta:editing-cycles>
    <meta:document-statistic meta:table-count="0" meta:image-count="0" meta:object-count="0" meta:page-count="5" meta:paragraph-count="34" meta:word-count="1048" meta:character-count="6687" meta:non-whitespace-character-count="5639"/>
    <meta:generator>LibreOffice/6.1.3.2$Windows_X86_64 LibreOffice_project/86daf60bf00efa86ad547e59e09d6bb77c699acb</meta:generator>
  </office:meta>
</office:document-meta>
</file>